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0c04" officeooo:paragraph-rsid="00110c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njour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2T09:48:50.962000000</meta:creation-date>
    <meta:generator>LibreOffice/7.0.0.3$Windows_X86_64 LibreOffice_project/8061b3e9204bef6b321a21033174034a5e2ea88e</meta:generator>
    <dc:date>2020-09-22T09:49:24.489000000</dc:date>
    <meta:editing-duration>PT33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7"/>
  </office:meta>
</office:document-meta>
</file>